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2cm" draw:fill-color="#0096d4"/>
    </style:style>
    <style:style style:name="gr2" style:family="graphic" style:parent-style-name="standard">
      <style:graphic-properties svg:stroke-width="0.001cm" svg:stroke-color="#aae6ff" draw:fill="none" draw:fill-color="#ffffff" fo:padding-top="-0.049cm" fo:padding-bottom="-0.049cm" fo:padding-left="-0.049cm" fo:padding-right="-0.049cm"/>
    </style:style>
    <style:style style:name="gr3" style:family="graphic" style:parent-style-name="standard">
      <style:graphic-properties draw:stroke="none" svg:stroke-width="0.001cm" draw:fill-color="#00b4ff"/>
    </style:style>
    <style:style style:name="gr4" style:family="graphic" style:parent-style-name="standard">
      <style:graphic-properties draw:stroke="none" svg:stroke-width="0.001cm" draw:fill-color="#005a80"/>
    </style:style>
    <style:style style:name="gr5" style:family="graphic" style:parent-style-name="standard">
      <style:graphic-properties draw:stroke="none" svg:stroke-width="0.001cm" draw:fill-color="#0096d4"/>
    </style:style>
    <style:style style:name="gr6" style:family="graphic" style:parent-style-name="standard">
      <style:graphic-properties draw:stroke="none" svg:stroke-width="0.001cm" draw:fill-color="#000000"/>
    </style:style>
    <style:style style:name="gr7" style:family="graphic" style:parent-style-name="standard">
      <style:graphic-properties draw:stroke="none" svg:stroke-width="0cm" draw:fill-color="#000000"/>
    </style:style>
    <style:style style:name="gr8" style:family="graphic" style:parent-style-name="standard">
      <style:graphic-properties draw:stroke="none" svg:stroke-width="0.337cm" draw:fill-color="#ffffff"/>
    </style:style>
    <style:style style:name="gr9" style:family="graphic" style:parent-style-name="standard">
      <style:graphic-properties draw:stroke="none" svg:stroke-width="0cm" draw:fill-color="#ffffff"/>
    </style:style>
    <style:style style:name="gr10" style:family="graphic" style:parent-style-name="standard">
      <style:graphic-properties draw:stroke="none" svg:stroke-width="0.337cm" draw:fill-color="#000000"/>
    </style:style>
  </office:automatic-styles>
  <office:body>
    <office:drawing>
      <draw:page draw:name="page1" draw:style-name="dp1" draw:master-page-name="Default">
        <draw:g>
          <draw:glue-point draw:id="4" svg:x="-3.85cm" svg:y="-5cm"/>
          <draw:glue-point draw:id="5" svg:x="5cm" svg:y="-5cm"/>
          <draw:glue-point draw:id="6" svg:x="0.576cm" svg:y="-5cm"/>
          <draw:glue-point draw:id="7" svg:x="-5cm" svg:y="5cm"/>
          <draw:glue-point draw:id="8" svg:x="3.918cm" svg:y="5cm"/>
          <draw:glue-point draw:id="9" svg:x="-0.542cm" svg:y="5cm"/>
          <draw:glue-point draw:id="10" svg:x="-5cm" svg:y="-3.934cm"/>
          <draw:glue-point draw:id="11" svg:x="-5cm" svg:y="0.533cm"/>
          <draw:glue-point draw:id="12" svg:x="5cm" svg:y="3.866cm"/>
          <draw:glue-point draw:id="13" svg:x="5cm" svg:y="-0.567cm"/>
          <draw:glue-point draw:id="14" svg:x="0.01cm" svg:y="-0.01cm"/>
          <draw:polygon draw:style-name="gr1" draw:layer="layout" svg:width="1.759cm" svg:height="1.787cm" svg:x="0cm" svg:y="0.213cm" svg:viewBox="0 0 1760 1788" draw:points="0,0 0,1788 1760,1788 1760,0">
            <text:p/>
          </draw:polygon>
          <draw:polygon draw:style-name="gr2" draw:layer="layout" svg:width="1.759cm" svg:height="1.787cm" svg:x="0cm" svg:y="0.213cm" svg:viewBox="0 0 1760 1788" draw:points="0,0 0,1788 1760,1788 1760,0">
            <text:p/>
          </draw:polygon>
          <draw:polygon draw:style-name="gr3" draw:layer="layout" svg:width="1.973cm" svg:height="0.213cm" svg:x="0cm" svg:y="0cm" svg:viewBox="0 0 1974 214" draw:points="0,214 226,0 1974,0 1760,214">
            <text:p/>
          </draw:polygon>
          <draw:polygon draw:style-name="gr2" draw:layer="layout" svg:width="1.973cm" svg:height="0.213cm" svg:x="0cm" svg:y="0cm" svg:viewBox="0 0 1974 214" draw:points="0,214 226,0 1974,0 1760,214">
            <text:p/>
          </draw:polygon>
          <draw:polygon draw:style-name="gr4" draw:layer="layout" svg:width="0.213cm" svg:height="1.986cm" svg:x="1.759cm" svg:y="0cm" svg:viewBox="0 0 214 1987" draw:points="0,213 214,0 214,1773 0,1987">
            <text:p/>
          </draw:polygon>
          <draw:polygon draw:style-name="gr2" draw:layer="layout" svg:width="0.213cm" svg:height="1.986cm" svg:x="1.759cm" svg:y="0cm" svg:viewBox="0 0 214 1987" draw:points="0,213 214,0 214,1773 0,1987">
            <text:p/>
          </draw:polygon>
          <draw:line draw:style-name="gr2" draw:layer="layout" svg:x1="0.826cm" svg:y1="0.227cm" svg:x2="0.826cm" svg:y2="1.401cm">
            <text:p/>
          </draw:line>
          <draw:line draw:style-name="gr2" draw:layer="layout" svg:x1="1.013cm" svg:y1="0.227cm" svg:x2="1.013cm" svg:y2="1.401cm">
            <text:p/>
          </draw:line>
          <draw:line draw:style-name="gr2" draw:layer="layout" svg:x1="1.199cm" svg:y1="0.227cm" svg:x2="1.199cm" svg:y2="1.401cm">
            <text:p/>
          </draw:line>
          <draw:line draw:style-name="gr2" draw:layer="layout" svg:x1="1.399cm" svg:y1="0.227cm" svg:x2="1.399cm" svg:y2="1.401cm">
            <text:p/>
          </draw:line>
          <draw:line draw:style-name="gr2" draw:layer="layout" svg:x1="1.586cm" svg:y1="0.227cm" svg:x2="1.586cm" svg:y2="1.401cm">
            <text:p/>
          </draw:line>
          <draw:line draw:style-name="gr2" draw:layer="layout" svg:x1="0cm" svg:y1="1.413cm" svg:x2="1.76cm" svg:y2="1.413cm">
            <text:p/>
          </draw:line>
          <draw:polygon draw:style-name="gr5" draw:layer="layout" svg:width="0.933cm" svg:height="0cm" svg:x="0.013cm" svg:y="0.213cm" svg:viewBox="0 0 934 0" draw:points="0,0 934,0">
            <text:p/>
          </draw:polygon>
          <draw:polygon draw:style-name="gr2" draw:layer="layout" svg:width="0.933cm" svg:height="0cm" svg:x="0.013cm" svg:y="0.213cm" svg:viewBox="0 0 934 0" draw:points="0,0 934,0">
            <text:p/>
          </draw:polygon>
          <draw:polygon draw:style-name="gr6" draw:layer="layout" svg:width="0.213cm" svg:height="0.373cm" svg:x="0.16cm" svg:y="0.44cm" svg:viewBox="0 0 214 374" draw:points="67,374 67,133 0,133 107,0 214,133 133,133 133,293">
            <text:p/>
          </draw:polygon>
          <draw:polygon draw:style-name="gr6" draw:layer="layout" svg:width="0.213cm" svg:height="0.373cm" svg:x="0.16cm" svg:y="0.44cm" svg:viewBox="0 0 214 374" draw:points="67,374 67,133 0,133 107,0 214,133 133,133 133,293">
            <text:p/>
          </draw:polygon>
          <draw:polygon draw:style-name="gr6" draw:layer="layout" svg:width="0.373cm" svg:height="0.213cm" svg:x="0.387cm" svg:y="0.586cm" svg:viewBox="0 0 374 214" draw:points="0,66 240,66 240,0 374,107 240,214 240,134 80,134">
            <text:p/>
          </draw:polygon>
          <draw:polygon draw:style-name="gr6" draw:layer="layout" svg:width="0.373cm" svg:height="0.213cm" svg:x="0.387cm" svg:y="0.586cm" svg:viewBox="0 0 374 214" draw:points="0,66 240,66 240,0 374,107 240,214 240,134 80,134">
            <text:p/>
          </draw:polygon>
          <draw:polygon draw:style-name="gr6" draw:layer="layout" svg:width="0.213cm" svg:height="0.373cm" svg:x="0.413cm" svg:y="0.813cm" svg:viewBox="0 0 214 374" draw:points="134,0 134,253 214,253 107,374 0,253 80,253 80,93 66,93">
            <text:p/>
          </draw:polygon>
          <draw:polygon draw:style-name="gr6" draw:layer="layout" svg:width="0.213cm" svg:height="0.373cm" svg:x="0.413cm" svg:y="0.813cm" svg:viewBox="0 0 214 374" draw:points="134,0 134,253 214,253 107,374 0,253 80,253 80,93 66,93">
            <text:p/>
          </draw:polygon>
          <draw:polygon draw:style-name="gr6" draw:layer="layout" svg:width="0.373cm" svg:height="0.214cm" svg:x="0.013cm" svg:y="0.853cm" svg:viewBox="0 0 374 215" draw:points="374,134 133,134 133,215 0,107 133,0 133,80 293,80">
            <text:p/>
          </draw:polygon>
          <draw:polygon draw:style-name="gr6" draw:layer="layout" svg:width="0.373cm" svg:height="0.214cm" svg:x="0.013cm" svg:y="0.853cm" svg:viewBox="0 0 374 215" draw:points="374,134 133,134 133,215 0,107 133,0 133,80 293,80">
            <text:p/>
          </draw:polygon>
          <draw:polygon draw:style-name="gr7" draw:layer="layout" svg:width="0.324cm" svg:height="0.339cm" svg:x="0.222cm" svg:y="0.648cm" svg:viewBox="0 0 325 340" draw:points="325,170 324,185 322,200 319,215 314,229 308,243 302,257 293,270 284,282 274,293 263,303 252,312 239,319 226,326 212,331 198,335 184,338 169,340 155,340 140,338 126,335 112,331 98,326 85,319 72,312 61,303 50,293 40,282 31,270 22,257 16,243 10,229 5,215 2,200 0,185 0,170 0,154 2,139 5,124 10,110 16,96 22,82 31,69 40,57 50,46 61,36 72,27 85,20 98,13 112,8 126,4 140,1 155,0 169,0 184,1 198,4 212,8 226,13 239,20 252,27 263,36 274,46 284,57 293,69 302,82 308,96 314,110 319,124 322,139 324,154 325,170 258,170 257,160 256,152 254,143 251,134 248,126 244,118 239,111 234,104 228,97 222,91 215,86 207,81 200,77 192,74 183,72 175,70 166,69 158,69 149,70 141,72 132,74 124,77 117,81 109,86 102,91 96,97 90,104 85,111 80,118 76,126 73,134 70,143 68,152 67,160 66,170 67,179 68,187 70,196 73,205 76,213 80,221 85,228 90,235 96,242 102,248 109,253 117,258 124,262 132,265 141,267 149,269 158,270 166,270 175,269 183,267 192,265 200,262 207,258 215,253 222,248 228,242 234,235 239,228 244,221 248,213 251,205 254,196 256,187 257,179 258,170">
            <text:p/>
          </draw:polygon>
          <draw:polygon draw:style-name="gr8" draw:layer="layout" svg:width="0.213cm" svg:height="0.373cm" svg:x="0.16cm" svg:y="0.454cm" svg:viewBox="0 0 214 374" draw:points="80,374 80,120 0,120 107,0 214,120 133,120 133,280">
            <text:p/>
          </draw:polygon>
          <draw:polygon draw:style-name="gr8" draw:layer="layout" svg:width="0.213cm" svg:height="0.373cm" svg:x="0.16cm" svg:y="0.454cm" svg:viewBox="0 0 214 374" draw:points="80,374 80,120 0,120 107,0 214,120 133,120 133,280">
            <text:p/>
          </draw:polygon>
          <draw:polygon draw:style-name="gr8" draw:layer="layout" svg:width="0.359cm" svg:height="0.213cm" svg:x="0.4cm" svg:y="0.586cm" svg:viewBox="0 0 360 214" draw:points="0,80 240,80 240,0 360,107 240,214 240,134 79,134">
            <text:p/>
          </draw:polygon>
          <draw:polygon draw:style-name="gr8" draw:layer="layout" svg:width="0.359cm" svg:height="0.213cm" svg:x="0.4cm" svg:y="0.586cm" svg:viewBox="0 0 360 214" draw:points="0,80 240,80 240,0 360,107 240,214 240,134 79,134">
            <text:p/>
          </draw:polygon>
          <draw:polygon draw:style-name="gr8" draw:layer="layout" svg:width="0.213cm" svg:height="0.373cm" svg:x="0.413cm" svg:y="0.826cm" svg:viewBox="0 0 214 374" draw:points="147,0 147,240 214,240 107,374 0,240 80,240 80,80">
            <text:p/>
          </draw:polygon>
          <draw:polygon draw:style-name="gr8" draw:layer="layout" svg:width="0.213cm" svg:height="0.373cm" svg:x="0.413cm" svg:y="0.826cm" svg:viewBox="0 0 214 374" draw:points="147,0 147,240 214,240 107,374 0,240 80,240 80,80">
            <text:p/>
          </draw:polygon>
          <draw:polygon draw:style-name="gr8" draw:layer="layout" svg:width="0.373cm" svg:height="0.214cm" svg:x="0.027cm" svg:y="0.853cm" svg:viewBox="0 0 374 215" draw:points="374,147 133,147 133,215 0,107 133,0 133,80 293,80">
            <text:p/>
          </draw:polygon>
          <draw:polygon draw:style-name="gr8" draw:layer="layout" svg:width="0.373cm" svg:height="0.214cm" svg:x="0.027cm" svg:y="0.853cm" svg:viewBox="0 0 374 215" draw:points="374,147 133,147 133,215 0,107 133,0 133,80 293,80">
            <text:p/>
          </draw:polygon>
          <draw:polygon draw:style-name="gr9" draw:layer="layout" svg:width="0.324cm" svg:height="0.339cm" svg:x="0.237cm" svg:y="0.663cm" svg:viewBox="0 0 325 340" draw:points="325,170 324,185 322,200 319,215 314,229 308,243 302,257 293,270 284,282 274,293 263,303 252,312 239,319 226,326 212,331 198,335 184,338 169,340 155,340 140,338 126,335 112,331 98,326 85,319 72,312 61,303 50,293 40,282 31,270 22,257 16,243 10,229 5,215 2,200 0,185 0,170 0,154 2,139 5,124 10,110 16,96 22,82 31,69 40,57 50,46 61,36 72,27 85,20 98,13 112,8 126,4 140,1 155,0 169,0 184,1 198,4 212,8 226,13 239,20 252,27 263,36 274,46 284,57 293,69 302,82 308,96 314,110 319,124 322,139 324,154 325,170 258,170 257,160 256,152 254,143 251,134 248,126 244,118 239,111 234,104 228,97 222,91 215,86 207,81 200,77 192,74 183,72 175,70 166,69 158,69 149,70 141,72 132,74 124,77 117,81 109,86 102,91 96,97 90,104 85,111 80,118 76,126 73,134 70,143 68,152 67,160 66,170 67,179 68,187 70,196 73,205 76,213 80,221 85,228 90,235 96,242 102,248 109,253 117,258 124,262 132,265 141,267 149,269 158,270 166,270 175,269 183,267 192,265 200,262 207,258 215,253 222,248 228,242 234,235 239,228 244,221 248,213 251,205 254,196 256,187 257,179 258,170">
            <text:p/>
          </draw:polygon>
          <draw:polygon draw:style-name="gr10" draw:layer="layout" svg:width="0.493cm" svg:height="0.08cm" svg:x="0.16cm" svg:y="1.493cm" svg:viewBox="0 0 494 81" draw:points="0,0 0,81 494,81 494,0">
            <text:p/>
          </draw:polygon>
          <draw:polygon draw:style-name="gr2" draw:layer="layout" svg:width="0.493cm" svg:height="0.08cm" svg:x="0.16cm" svg:y="1.493cm" svg:viewBox="0 0 494 81" draw:points="0,0 0,81 494,81 494,0">
            <text:p/>
          </draw:polygon>
          <draw:polygon draw:style-name="gr6" draw:layer="layout" svg:width="0.493cm" svg:height="0.08cm" svg:x="0.64cm" svg:y="1.64cm" svg:viewBox="0 0 494 81" draw:points="0,0 0,81 494,81 494,0">
            <text:p/>
          </draw:polygon>
          <draw:polygon draw:style-name="gr2" draw:layer="layout" svg:width="0.493cm" svg:height="0.08cm" svg:x="0.64cm" svg:y="1.64cm" svg:viewBox="0 0 494 81" draw:points="0,0 0,81 494,81 494,0">
            <text:p/>
          </draw:polygon>
          <draw:polygon draw:style-name="gr6" draw:layer="layout" svg:width="0.494cm" svg:height="0.08cm" svg:x="1.119cm" svg:y="1.786cm" svg:viewBox="0 0 495 81" draw:points="0,0 0,81 495,81 495,0">
            <text:p/>
          </draw:polygon>
          <draw:polygon draw:style-name="gr2" draw:layer="layout" svg:width="0.494cm" svg:height="0.08cm" svg:x="1.119cm" svg:y="1.786cm" svg:viewBox="0 0 495 81" draw:points="0,0 0,81 495,81 495,0">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6705</dc:title>
    <meta:creation-date>2011-02-07T16:39:36</meta:creation-date>
    <meta:editing-duration>P0D</meta:editing-duration>
    <meta:editing-cycles>1</meta:editing-cycles>
    <meta:document-statistic meta:object-count="39"/>
    <meta:generator>OpenOffice.org/3.3$Linux OpenOffice.org_project/330m20$Build-9567</meta:generator>
  </office:meta>
</office:document-meta>
</file>